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ortedException.Aborte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edException.Ab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edException.Abort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edException.Ab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